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Heading_20_2" style:master-page-name="Standard">
      <style:paragraph-properties style:page-number="auto"/>
      <style:text-properties fo:language="nl" fo:country="BE"/>
    </style:style>
    <style:style style:name="T1" style:family="text">
      <style:text-properties fo:language="nl" fo:country="BE"/>
    </style:style>
    <style:style style:name="T2" style:family="text">
      <style:text-properties fo:language="nl" fo:country="BE" fo:font-style="italic" style:font-style-asian="italic"/>
    </style:style>
    <style:style style:name="T3" style:family="text">
      <style:text-properties fo:font-style="italic" style:font-style-asian="italic"/>
    </style:style>
    <style:style style:name="T4" style:family="text">
      <style:text-properties fo:language="en" fo:country="G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Logger</text:h>
      <text:p text:style-name="Standard"><text:span text:style-name="T1">Een logger is een manier om de status van een programma of bepaalde gebeurtenissen in een logbestand bij te houden. Zo kan een logger het </text:span><text:span text:style-name="T2">debuggen </text:span><text:span text:style-name="T1">van een applicatie vereenvoudigen. Ook de juiste werking van een applicatie kan zo nagegaan worden. Hierdoor is het eenvoudiger om de juiste werking van de simulatie in ons programma na te gaan. </text:span></text:p>
      <text:h text:style-name="Heading_20_3" text:outline-level="3">Java Logging</text:h>
      <text:p text:style-name="Standard">In de standaardbibliotheek van Java zijn klassen voorzien om te kunnen loggen. Deze logger schrijft de gebeurtenissen naar een <text:span text:style-name="T3">LogRecord</text:span> object. Een filter haalt de berichten uit dit object aan de hand van een vooropgesteld filterniveau. De filter stuurt deze gefilterde berichten dan door naar een <text:span text:style-name="T3">Handler </text:span>object. Met dit Handler object is het mogelijk de berichten via een <text:span text:style-name="T3">Formatter </text:span>naar het gewenste formaat om te zetten. De logberichten kunnen zo naar een bestand weggeschreven worden als tekst of al XML formaat. De gebruiker kan ook een eigen Handler en Formatter schrijven indien de standaardklassen van Java niet voldoen aan zijn vereisten.</text:p>
      <text:h text:style-name="Heading_20_3" text:outline-level="3">Log4j</text:h>
      <text:p text:style-name="Standard">Log4j is een logger van de Apache Software Foundation. Log4j kan de uitvoer van de applicatie bijhouden in verschillende formaten zoals onder andere HTML, XML en gewone tekst. Log4j bestaat uit 3 hoofdcomponenten: de logger zelf, de <text:span text:style-name="T3">appender</text:span> en de lay-out. De logger houdt de logberichten bij en schrijft ze dan weg naar een appender interface. Net zoals bij de logger van Java is bij Log4j mogelijk om een niveau in te stellen bij ieder bericht. De lay-out bepaalt het formaat van de berichten. Ook hier zijn verschillende formaten beschikbaar of kan de gebruiker zelf een lay-out maken.</text:p>
      <text:p text:style-name="Standard"/>
      <text:h text:style-name="Heading_20_3" text:outline-level="3">Conclusie</text:h>
      <text:p text:style-name="Standard">Java Logging en Log4j tonen veel gelijkenissen in zowel gebruik als structuur. Log4s bestaat al langer dan Java Logging en is <text:span text:style-name="T3">open source</text:span>. Dit betekent dat iedere gebruiker de code kan bekijken en bewerken. Maar Java Logging is voldoende uitgewerkt en wordt door Sun zelf ondersteund. Omdat de functionaliteit van Java Logging voldoende is voor deze masterproef, hebben we besloten deze logger te gebruiken. Ook moet er zo geen extra bibliotheek toegevoegd worden.</text:p>
      <text:p text:style-name="Standard"/>
      <text:p text:style-name="Standard">Bronnen:</text:p>
      <text:p text:style-name="Standard"><text:a xlink:type="simple" xlink:href="http://java.sun.com/j2se/1.4.2/docs/guide/util/logging/" text:style-name="Internet_20_link" text:visited-style-name="Visited_20_Internet_20_Link"><text:span text:style-name="Internet_20_link"><text:span text:style-name="T4">http://java.sun.com/j2se/1.4.2/docs/guide/util/logging/</text:span></text:span></text:a></text:p>
      <text:p text:style-name="Standard"><text:a xlink:type="simple" xlink:href="http://www.developer.com/open/article.php/3097221" text:style-name="Internet_20_link" text:visited-style-name="Visited_20_Internet_20_Link"><text:span text:style-name="Internet_20_link"><text:span text:style-name="T4">http://www.developer.com/open/article.php/3097221</text:span></text:span></text:a></text:p>
      <text:p text:style-name="Standard"><text:a xlink:type="simple" xlink:href="http://logging.apache.org/log4j/" text:style-name="Internet_20_link" text:visited-style-name="Visited_20_Internet_20_Link"><text:span text:style-name="Internet_20_link"><text:span text:style-name="T4">http://logging.apache.org/log4j/</text:span></text:span></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Normaal_20__28_web_29_" style:display-name="Normaal (web)" style:family="paragraph" style:parent-style-name="Standard">
      <style:paragraph-properties fo:margin-top="0.494cm" fo:margin-bottom="0.494cm" loext:contextual-spacing="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Standaardalinea-lettertype" style:family="text"/>
    <style:style style:name="HTML-schrijfmachine" style:family="text" style:parent-style-name="Standaardalinea-lettertype">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ternet_20_link" style:display-name="Internet link" style:family="text" style:parent-style-name="Standaardalinea-lettertype">
      <style:text-properties fo:color="#0000ff" style:text-underline-style="solid" style:text-underline-width="auto" style:text-underline-color="font-color"/>
    </style:style>
    <style:style style:name="Visited_20_Internet_20_Link" style:display-name="Visited Internet Link" style:family="text" style:parent-style-name="Standaardalinea-lettertype">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uter</meta:initial-creator>
    <meta:creation-date>2008-04-03T14:43:00</meta:creation-date>
    <dc:creator>Wouter</dc:creator>
    <dc:date>2008-04-23T15:00:00</dc:date>
    <meta:editing-cycles>12</meta:editing-cycles>
    <meta:editing-duration>PT3H57M</meta:editing-duration>
    <meta:document-statistic meta:table-count="0" meta:image-count="0" meta:object-count="0" meta:page-count="1" meta:paragraph-count="12" meta:word-count="340" meta:character-count="2218" meta:non-whitespace-character-count="1889"/>
    <meta:generator>LibreOffice/5.3.3.2$Linux_X86_64 LibreOffice_project/30m0$Build-2</meta:generator>
  </office:meta>
</office:document-meta>
</file>